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4c4c" officeooo:paragraph-rsid="000c4c4c"/>
    </style:style>
    <style:style style:name="P2" style:family="paragraph" style:parent-style-name="Standard">
      <style:text-properties officeooo:rsid="000eb3ce" officeooo:paragraph-rsid="000eb3ce"/>
    </style:style>
    <style:style style:name="P3" style:family="paragraph" style:parent-style-name="Standard">
      <style:text-properties officeooo:rsid="000f4478" officeooo:paragraph-rsid="000f4478"/>
    </style:style>
    <style:style style:name="T1" style:family="text">
      <style:text-properties officeooo:rsid="000dde6d"/>
    </style:style>
    <style:style style:name="T2" style:family="text">
      <style:text-properties officeooo:rsid="000eb3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hop Angular 3</text:p>
      <text:p text:style-name="P1"/>
      <text:p text:style-name="P1">Nao teremos parte pratica nesse workshop, mas vou deixar um link de um projeto que voces podem fazer e colocar em pratica tudo que sera mostrado nesse workshop</text:p>
      <text:p text:style-name="P1"/>
      <text:p text:style-name="P1"><text:a xlink:type="simple" xlink:href="https://github.com/DanWahlin/Angular-JumpStart" text:style-name="Internet_20_link" text:visited-style-name="Visited_20_Internet_20_Link">https://github.com/DanWahlin/Angular-JumpStart</text:a></text:p>
      <text:p text:style-name="P1"/>
      <text:p text:style-name="P1"/>
      <text:p text:style-name="P1">1 – ngIf</text:p>
      <text:p text:style-name="P1"/>
      <text:p text:style-name="P1"><text:tab/>Explica o ngIf, bem basico</text:p>
      <text:p text:style-name="P1"/>
      <text:p text:style-name="P1">2 – ngFor</text:p>
      <text:p text:style-name="P1"/>
      <text:p text:style-name="P1"><text:tab/>Explica o ngFor, as varias formas diferentes de ngFor</text:p>
      <text:p text:style-name="P2"/>
      <text:p text:style-name="P2">3 – Lifecycle</text:p>
      <text:p text:style-name="P2"><text:tab/></text:p>
      <text:p text:style-name="P2"><text:tab/>Explica os metodos presentes no componente</text:p>
      <text:p text:style-name="P2"/>
      <text:p text:style-name="P2">4 – RxJS</text:p>
      <text:p text:style-name="P2"/>
      <text:p text:style-name="P2"><text:tab/>Explica sobre observables, subscribe, Subject, forkJoin e merge</text:p>
      <text:p text:style-name="P2"/>
      <text:p text:style-name="P3">5 – ViewChild</text:p>
      <text:p text:style-name="P3"><text:tab/></text:p>
      <text:p text:style-name="P3"><text:tab/>Explica como usar o viewChild e o static que define se o ViewChild vai estar pronto antes do ngOnInit(static: true) ou do ngAfterViewInit(static: false)</text:p>
      <text:p text:style-name="P3"/>
      <text:p text:style-name="P3">6 – Output</text:p>
      <text:p text:style-name="P3"/>
      <text:p text:style-name="P3"><text:tab/>Explica o decorator de Output em um componente</text:p>
      <text:p text:style-name="P3"/>
      <text:p text:style-name="P3">7 – Input</text:p>
      <text:p text:style-name="P3"/>
      <text:p text:style-name="P3"><text:tab/>Explica o decorator de Input em um componente</text:p>
      <text:p text:style-name="P3"/>
      <text:p text:style-name="P3">8 – TypedForm</text:p>
      <text:p text:style-name="P3"/>
      <text:p text:style-name="P3"><text:tab/>Explica como tipar um form usando Type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09:31:47.210862664</meta:creation-date>
    <dc:date>2020-01-10T10:05:58.602637645</dc:date>
    <meta:editing-duration>PT3M41S</meta:editing-duration>
    <meta:editing-cycles>1</meta:editing-cycles>
    <meta:document-statistic meta:table-count="0" meta:image-count="0" meta:object-count="0" meta:page-count="1" meta:paragraph-count="21" meta:word-count="123" meta:character-count="787" meta:non-whitespace-character-count="665"/>
    <meta:generator>LibreOffice/6.0.7.3$Linux_X86_64 LibreOffice_project/00m0$Build-3</meta:generator>
  </office:meta>
</office:document-meta>
</file>